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No validation on time field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Enter time in wrong format, e.g. 25:77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Time field accepts time in incorrect format. There is no validation.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Validation should be implemented on time field to allow only valid time frames (12-hour clock)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Critical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'Choose a Lot’ is reset after Calculate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n Choose a Lot field select any other value than “Short-Term Parking”. Click Calculate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Choose a Lot field is reset to Short-Tem Parking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Choose a Lot field should keep the value you have selected and should not reset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ate and time fields accept strings and other characters 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n Time or Date field type any char like ‘asd@#’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You can type anything in date or time field. 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Date and time fields should have proper validation. User should be able to provide only time and date in a valid format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M is reset after hitting Calculate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et PM time, e.g. 12.30PM. Click Calculate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M is reset to AM after hitting Calculate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After hitting Calculate ticket should display PM as it was set originally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It is possible to enter date in the past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On Entry Date or Leaving date click calendar icon. Select date in the past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It is possible to enter date in the past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Dates in the past could be grayed out and it should not be possible to click them in Calendar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No validation on datefield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Enter date in incorrect format e.g. YYYY/DD/MM or set date to non existing month or day, e.g. 13/55/2018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It is possible to enter date in incorrect format and use non-existing days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Should not be possible to enter date in incorrect format, only MM/DD/YYYY should be accepted. User should not be allowed to set non-existing days or months like 14/55/2018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st shows negative values</text:p>
          </table:table-cell>
          <table:table-cell/>
        </table:table-row>
        <table:table-row table:style-name="ro2">
          <table:table-cell office:value-type="string" calcext:value-type="string">
            <text:p>Steps</text:p>
          </table:table-cell>
          <table:table-cell office:value-type="string" calcext:value-type="string">
            <text:p>in ‘Choose a Lot’ field select Valet Parking.</text:p>
            <text:p>Set Entry Date after Leaving Date, e.g. Entry 21/06/2018 Leaving 20/06/2018</text:p>
            <text:p>Click Calculate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Cost is calculated and shows -1 day. This happens for all ‘Coose a Lot’ values other than ‘Short-Term Parking’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Error should be shown “ERROR! Your Exit Date Or Time Is Before Your Entry Date or Time”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ate time fields are miss-aligned in Chrome browser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Open <text:a xlink:href="http://adam.goucher.ca/parkcalc/" xlink:type="simple">http://adam.goucher.ca/parkcalc/</text:a> in Chrome browser (version 65.0.3325.181 (Official Build) (64-bit).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Date field is displayed next to PM radio button.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Date field should be displayed below time field (compare Firefox – is much better there)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M time is not working correclty</text:p>
          </table:table-cell>
          <table:table-cell/>
        </table:table-row>
        <table:table-row table:style-name="ro3">
          <table:table-cell office:value-type="string" calcext:value-type="string">
            <text:p>Steps</text:p>
          </table:table-cell>
          <table:table-cell office:value-type="string" calcext:value-type="string">
            <text:p>Set PM time, e.g. 03:30 PM. Click Calculate</text:p>
            <text:p>Click PM and Calculate again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Time is changed to 13.30. If you select PM and Calculate again hour is changed, it keeps increasing value.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Time system should remain 12-hour and should not change. Time value should not be changed.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Critical</text:p>
          </table:table-cell>
          <table:table-cell/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No possibility to Reset whole parking calculator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No steps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There is no way to re-set the whole Calculator to it’s initial state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Would be nice to have some Reset button which would reset the whole calculator to its initial state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ability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M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8:59:40.811470682</meta:creation-date>
    <dc:date>2018-06-16T20:22:11.637793006</dc:date>
    <meta:editing-duration>PT50M47S</meta:editing-duration>
    <meta:editing-cycles>8</meta:editing-cycles>
    <meta:generator>LibreOffice/5.1.6.2$Linux_X86_64 LibreOffice_project/10m0$Build-2</meta:generator>
    <meta:document-statistic meta:table-count="1" meta:cell-count="141" meta:object-count="0"/>
  </office:meta>
</office:document-meta>
</file>